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21.54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23.76mm"/>
    </style:style>
    <style:style style:name="co13" style:family="table-column">
      <style:table-column-properties fo:break-before="auto" style:column-width="29.02mm"/>
    </style:style>
    <style:style style:name="co14" style:family="table-column">
      <style:table-column-properties fo:break-before="auto" style:column-width="27.71mm"/>
    </style:style>
    <style:style style:name="co15" style:family="table-column">
      <style:table-column-properties fo:break-before="auto" style:column-width="22.28mm"/>
    </style:style>
    <style:style style:name="co16" style:family="table-column">
      <style:table-column-properties fo:break-before="auto" style:column-width="21.04mm"/>
    </style:style>
    <style:style style:name="co17" style:family="table-column">
      <style:table-column-properties fo:break-before="auto" style:column-width="23.02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PageStyle_5f_Staż_20_pracy_20__3c__20_3_20_lat">
      <style:table-properties table:display="true" style:writing-mode="lr-tb"/>
    </style:style>
    <style:style style:name="ta6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8" table:number-columns-repeated="9" table:default-cell-style-name="ce5"/>
        <table:table-column table:style-name="co12" table:default-cell-style-name="ce5"/>
        <table:table-column table:style-name="co8" table:number-columns-repeated="235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number-columns-repeated="101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number-columns-repeated="2" table:style-name="ce15" office:value-type="string" calcext:value-type="string">
            <text:p>Zarobki </text:p>
          </table:table-cell>
          <table:table-cell table:number-columns-repeated="1006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/>
          <table:table-cell office:value-type="string" calcext:value-type="string">
            <text:p>&gt;=1000</text:p>
          </table:table-cell>
          <table:table-cell office:value-type="string" calcext:value-type="string">
            <text:p>&lt;=2500</text:p>
          </table:table-cell>
          <table:table-cell table:number-columns-repeated="1006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9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01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01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1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1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1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01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1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1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/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/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1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1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9"/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1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9"/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1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/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9"/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style-name="ce18" office:value-type="string" calcext:value-type="string">
            <text:p>Staż pracy</text:p>
          </table:table-cell>
          <table:table-cell table:style-name="ce18"/>
          <table:table-cell table:number-columns-repeated="2" table:style-name="ce11" office:value-type="string" calcext:value-type="string">
            <text:p>Płeć</text:p>
          </table:table-cell>
          <table:table-cell table:number-columns-repeated="1011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 office:value-type="string" calcext:value-type="string">
            <text:p>w2</text:p>
          </table:table-cell>
          <table:table-cell office:value-type="string" calcext:value-type="string">
            <text:p>&gt;10</text:p>
          </table:table-cell>
          <table:table-cell/>
          <table:table-cell table:style-name="ce12" office:value-type="string" calcext:value-type="string">
            <text:p>K</text:p>
          </table:table-cell>
          <table:table-cell table:style-name="ce13"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 office:value-type="string" calcext:value-type="string">
            <text:p>Ilość:</text:p>
          </table:table-cell>
          <table:table-cell table:formula="of:=DCOUNTA([.A4:.G103];[.D4];[.I25:.I26])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 office:value-type="string" calcext:value-type="string">
            <text:p>Suma:</text:p>
          </table:table-cell>
          <table:table-cell table:formula="of:=DSUM([.A4:.G103];[.G4];[.J25:.J26])" office:value-type="float" office:value="443" calcext:value-type="float">
            <text:p>443</text:p>
          </table:table-cell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 office:value-type="string" calcext:value-type="string">
            <text:p>Średnia K:</text:p>
          </table:table-cell>
          <table:table-cell table:formula="of:=DAVERAGE([.A4:.G103];[.F4];[.L25:.L26])" office:value-type="float" office:value="994.878787878788" calcext:value-type="float">
            <text:p>994,878787878788</text:p>
          </table:table-cell>
          <table:table-cell table:number-columns-repeated="101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 office:value-type="string" calcext:value-type="string">
            <text:p>Średnia M:</text:p>
          </table:table-cell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danie" table:style-name="ta2">
        <office:forms form:automatic-focus="false" form:apply-design-mode="false"/>
        <table:table-column table:style-name="co13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2">
          <table:table-cell table:style-name="ce20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22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8" table:number-columns-repeated="5" table:default-cell-style-name="ce5"/>
        <table:table-column table:style-name="co14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4">
          <table:table-cell table:number-columns-repeated="1024"/>
        </table:table-row>
        <table:table-row table:style-name="ro4">
          <table:table-cell/>
          <table:table-cell table:style-name="ce11" office:value-type="string" calcext:value-type="string">
            <text:p>Wydział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5" table:default-cell-style-name="ce5"/>
        <table:table-column table:style-name="co15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4">
          <table:table-cell table:style-name="ce11" office:value-type="string" calcext:value-type="string">
            <text:p>Płeć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K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5">
        <office:forms form:automatic-focus="false" form:apply-design-mode="false"/>
        <table:table-column table:style-name="co16" table:default-cell-style-name="ce5"/>
        <table:table-column table:style-name="co8" table:number-columns-repeated="4" table:default-cell-style-name="ce5"/>
        <table:table-column table:style-name="co17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4">
          <table:table-cell table:style-name="ce18" office:value-type="string" calcext:value-type="string">
            <text:p>Staż pra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6"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A4:'Baza danych'.G103">
          <table:filter table:target-range-address="'Staż pracy &lt; 3 lat'.A4" table:condition-source-range-address="'Staż pracy &lt; 3 lat'.A1:'Staż pracy &lt; 3 lat'.A2">
            <table:filter-and>
              <table:filter-condition table:field-number="6" table:data-type="number" table:value="3" table:operator="&lt;"/>
            </table:filter-and>
          </table:filter>
        </table:database-range>
        <table:database-range table:name="__Anonymous_Sheet_DB__2" table:target-range-address="w3.A5:w3.G33"/>
        <table:database-range table:name="__Anonymous_Sheet_DB__3" table:target-range-address="kobiety.A4:kobiety.G103"/>
        <table:database-range table:name="__Anonymous_Sheet_DB__4" table:target-range-address="'Staż pracy &lt; 3 lat'.A4:'Staż pracy &lt; 3 lat'.G3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10:42.41492071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0:35:02.823628247</dc:date>
    <meta:editing-cycles>8</meta:editing-cycles>
    <meta:editing-duration>PT26M36S</meta:editing-duration>
    <meta:generator>LibreOffice/6.0.7.3$Linux_X86_64 LibreOffice_project/00m0$Build-3</meta:generator>
    <meta:document-statistic meta:table-count="6" meta:cell-count="2069" meta:object-count="0"/>
  </office:meta>
</office:document-meta>
</file>